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9fce3" officeooo:paragraph-rsid="0049fce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3f267" officeooo:paragraph-rsid="0053f267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style="normal" style:text-underline-style="none" fo:font-weight="normal" officeooo:rsid="004e0b59" officeooo:paragraph-rsid="004e0b59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5" style:family="paragraph" style:parent-style-name="Standard">
      <style:text-properties style:font-name="DejaVu Sans Condensed" fo:font-size="12pt" fo:font-style="normal" style:text-underline-style="none" fo:font-weight="normal" officeooo:rsid="004d9fa8" officeooo:paragraph-rsid="0052c219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 style:list-style-name="L1">
      <style:text-properties style:font-name="DejaVu Sans Condensed" fo:font-size="12pt" fo:font-style="normal" style:text-underline-style="none" fo:font-weight="normal" officeooo:rsid="0052c219" officeooo:paragraph-rsid="0052c219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paragraph-rsid="00568926" style:font-size-asian="12pt" style:font-weight-asian="normal" style:font-size-complex="12pt" style:font-weight-complex="normal"/>
    </style:style>
    <style:style style:name="T1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49fce3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4fb44b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500375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50f692" style:font-size-asian="12pt" style:font-weight-asian="bold" style:font-size-complex="12pt" style:font-weight-complex="bold"/>
    </style:style>
    <style:style style:name="T6" style:family="text">
      <style:text-properties officeooo:rsid="0052c219"/>
    </style:style>
    <style:style style:name="T7" style:family="text">
      <style:text-properties fo:font-weight="bold" officeooo:rsid="0034d3b1" style:font-weight-asian="bold" style:font-weight-complex="bold"/>
    </style:style>
    <style:style style:name="T8" style:family="text">
      <style:text-properties fo:font-weight="bold" officeooo:rsid="0033e44b" style:font-weight-asian="bold" style:font-weight-complex="bold"/>
    </style:style>
    <style:style style:name="T9" style:family="text">
      <style:text-properties officeooo:rsid="0033e44b"/>
    </style:style>
    <style:style style:name="T10" style:family="text">
      <style:text-properties officeooo:rsid="0034d3b1"/>
    </style:style>
    <style:style style:name="T11" style:family="text">
      <style:text-properties officeooo:rsid="0056892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2</text:span><text:span text:style-name="T4">0</text:span><text:span text:style-name="T3">1</text:span><text:span text:style-name="T1"> - </text:span><text:span text:style-name="T5">Ground - </text:span><text:span text:style-name="T2">Cold Start</text:span></text:p>
      <text:p text:style-name="P1"/>
      <text:p text:style-name="P2">Cold Start<text:span text:style-name="T6"> -- WIP but should be mostly complete</text:span></text:p>
      <text:p text:style-name="P3">Autostart takes ~2m0s</text:p>
      <text:list text:style-name="L1">
        <text:list-item>
          <text:p text:style-name="P7">Generator No. 1 ... ON (roof panel middle)</text:p>
        </text:list-item>
        <text:list-item>
          <text:p text:style-name="P7">Generator No. 2 ... ON (roof panel middle)</text:p>
        </text:list-item>
        <text:list-item>
          <text:p text:style-name="P7">Air Source switch ... APU (roof panel middle)</text:p>
        </text:list-item>
        <text:list-item>
          <text:p text:style-name="P7">BATT swicch ... ON (roof panel middle)</text:p>
        </text:list-item>
        <text:list-item>
          <text:p text:style-name="P7">Generator APU ... ON (roof panel middle)</text:p>
        </text:list-item>
        <text:list-item>
          <text:p text:style-name="P7">APU Control switch ... ON (roof panel middle)</text:p>
        </text:list-item>
        <text:list-item>
          <text:p text:style-name="P7">NAV MODE knob ... LAT/LONG (center console middle forward)</text:p>
        </text:list-item>
        <text:list-item>
          <text:p text:style-name="P7">ENT (PAGE) button ... Press 2x (center console middle forward)</text:p>
        </text:list-item>
        <text:list-item>
          <text:p text:style-name="P7">SAS1, SAS2, TRIM, BOOST buttons ... ON (center console middle)</text:p>
        </text:list-item>
        <text:list-item>
          <text:p text:style-name="P7"><text:s/>Start engines:</text:p>
          <text:list>
            <text:list-item>
              <text:p text:style-name="P7">Fuel selector levers ... DIR (roof panel forward, levers with white knobs on throttle quadrant)</text:p>
            </text:list-item>
            <text:list-item>
              <text:p text:style-name="P7">Engine 2 Start button ... Press (roof panel forward, small button on throttle quadrant)</text:p>
            </text:list-item>
            <text:list-item>
              <text:p text:style-name="P7">Engine 2 Power lever ... IDLE</text:p>
            </text:list-item>
            <text:list-item>
              <text:p text:style-name="P7">Monitor engine start, engine should idle at 520 deg TGT and 630 Ng</text:p>
            </text:list-item>
            <text:list-item>
              <text:p text:style-name="P7">Engine 1 Start button ... Press</text:p>
            </text:list-item>
            <text:list-item>
              <text:p text:style-name="P7">Engine 1 Power lever ... IDLE</text:p>
            </text:list-item>
            <text:list-item>
              <text:p text:style-name="P7">Monitor enigne start</text:p>
            </text:list-item>
            <text:list-item>
              <text:p text:style-name="P7">When engines are started, power levers to FLY (fully forward)</text:p>
            </text:list-item>
          </text:list>
        </text:list-item>
        <text:list-item>
          <text:p text:style-name="P7">Generator APU ... OFF (roof panel middle)</text:p>
        </text:list-item>
        <text:list-item>
          <text:p text:style-name="P7">APU Control switch ... OFF (roof panel middle)</text:p>
        </text:list-item>
        <text:list-item>
          <text:p text:style-name="P7">APR-39 power ... ON (turns on RWR) (center console rear left)</text:p>
        </text:list-item>
        <text:list-item>
          <text:p text:style-name="P8"><text:span text:style-name="T10">R</text:span><text:span text:style-name="T9">adio</text:span><text:span text:style-name="T10">s</text:span><text:span text:style-name="T9"> ... </text:span><text:span text:style-name="T11">On</text:span></text:p>
        </text:list-item>
      </text:list>
      <text:p text:style-name="P5"/>
      <text:p text:style-name="P4">Proceed with preflight checklist on next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23M55S</meta:editing-duration>
    <meta:editing-cycles>56</meta:editing-cycles>
    <meta:generator>LibreOffice/7.4.5.1$Windows_X86_64 LibreOffice_project/9c0871452b3918c1019dde9bfac75448afc4b57f</meta:generator>
    <dc:date>2023-04-22T19:03:05.040000000</dc:date>
    <meta:document-statistic meta:table-count="0" meta:image-count="0" meta:object-count="0" meta:page-count="1" meta:paragraph-count="26" meta:word-count="226" meta:character-count="1216" meta:non-whitespace-character-count="1037"/>
  </office:meta>
</office:document-meta>
</file>